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09e19" officeooo:paragraph-rsid="00109e19"/>
    </style:style>
    <style:style style:name="P2" style:family="paragraph" style:parent-style-name="Standard">
      <style:paragraph-properties fo:text-align="start" style:justify-single-word="false"/>
      <style:text-properties officeooo:rsid="00109e19" officeooo:paragraph-rsid="00109e19"/>
    </style:style>
    <style:style style:name="P3" style:family="paragraph" style:parent-style-name="Standard">
      <style:paragraph-properties fo:text-align="start" style:justify-single-word="false"/>
      <style:text-properties officeooo:rsid="0010df95" officeooo:paragraph-rsid="0010df95"/>
    </style:style>
    <style:style style:name="P4" style:family="paragraph" style:parent-style-name="Standard">
      <style:paragraph-properties fo:text-align="start" style:justify-single-word="false"/>
      <style:text-properties officeooo:rsid="0010df95" officeooo:paragraph-rsid="001447e1"/>
    </style:style>
    <style:style style:name="P5" style:family="paragraph" style:parent-style-name="Standard" style:list-style-name="L1">
      <style:paragraph-properties fo:text-align="start" style:justify-single-word="false"/>
      <style:text-properties officeooo:paragraph-rsid="00322055"/>
    </style:style>
    <style:style style:name="P6" style:family="paragraph" style:parent-style-name="Standard" style:list-style-name="L1">
      <style:paragraph-properties fo:text-align="start" style:justify-single-word="false"/>
      <style:text-properties officeooo:paragraph-rsid="001afb19"/>
    </style:style>
    <style:style style:name="P7" style:family="paragraph" style:parent-style-name="Standard" style:list-style-name="L1">
      <style:paragraph-properties fo:text-align="start" style:justify-single-word="false"/>
      <style:text-properties officeooo:paragraph-rsid="001cb15d"/>
    </style:style>
    <style:style style:name="P8" style:family="paragraph" style:parent-style-name="Standard" style:list-style-name="L1">
      <style:paragraph-properties fo:text-align="start" style:justify-single-word="false"/>
      <style:text-properties officeooo:paragraph-rsid="001e0e65"/>
    </style:style>
    <style:style style:name="P9" style:family="paragraph" style:parent-style-name="Standard" style:list-style-name="L1">
      <style:paragraph-properties fo:text-align="start" style:justify-single-word="false"/>
      <style:text-properties officeooo:paragraph-rsid="001ebbdc"/>
    </style:style>
    <style:style style:name="P10" style:family="paragraph" style:parent-style-name="Standard" style:list-style-name="L1">
      <style:paragraph-properties fo:text-align="start" style:justify-single-word="false"/>
      <style:text-properties officeooo:paragraph-rsid="00209fc2"/>
    </style:style>
    <style:style style:name="P11" style:family="paragraph" style:parent-style-name="Standard" style:list-style-name="L2">
      <style:paragraph-properties fo:text-align="start" style:justify-single-word="false"/>
      <style:text-properties officeooo:paragraph-rsid="002458e7"/>
    </style:style>
    <style:style style:name="P12" style:family="paragraph" style:parent-style-name="Standard" style:list-style-name="L2">
      <style:paragraph-properties fo:text-align="start" style:justify-single-word="false"/>
      <style:text-properties officeooo:paragraph-rsid="0027fbb1"/>
    </style:style>
    <style:style style:name="P13" style:family="paragraph" style:parent-style-name="Standard" style:list-style-name="L2">
      <style:paragraph-properties fo:text-align="start" style:justify-single-word="false"/>
      <style:text-properties officeooo:paragraph-rsid="002956bc"/>
    </style:style>
    <style:style style:name="P14" style:family="paragraph" style:parent-style-name="Standard" style:list-style-name="L3">
      <style:paragraph-properties fo:text-align="start" style:justify-single-word="false"/>
      <style:text-properties officeooo:paragraph-rsid="002aadf8"/>
    </style:style>
    <style:style style:name="P15" style:family="paragraph" style:parent-style-name="Standard" style:list-style-name="L3">
      <style:paragraph-properties fo:text-align="start" style:justify-single-word="false"/>
      <style:text-properties officeooo:paragraph-rsid="002c480c"/>
    </style:style>
    <style:style style:name="P16" style:family="paragraph" style:parent-style-name="Standard" style:list-style-name="L4">
      <style:paragraph-properties fo:text-align="start" style:justify-single-word="false"/>
      <style:text-properties officeooo:paragraph-rsid="002c480c"/>
    </style:style>
    <style:style style:name="P17" style:family="paragraph" style:parent-style-name="Standard" style:list-style-name="L5">
      <style:paragraph-properties fo:text-align="start" style:justify-single-word="false"/>
      <style:text-properties officeooo:paragraph-rsid="002c480c"/>
    </style:style>
    <style:style style:name="P18" style:family="paragraph" style:parent-style-name="Standard">
      <style:paragraph-properties fo:text-align="start" style:justify-single-word="false"/>
      <style:text-properties officeooo:rsid="0013c6b1" officeooo:paragraph-rsid="0013c6b1"/>
    </style:style>
    <style:style style:name="P19" style:family="paragraph" style:parent-style-name="Standard">
      <style:paragraph-properties fo:text-align="start" style:justify-single-word="false"/>
      <style:text-properties officeooo:rsid="001447e1" officeooo:paragraph-rsid="001447e1"/>
    </style:style>
    <style:style style:name="P20" style:family="paragraph" style:parent-style-name="Standard">
      <style:paragraph-properties fo:text-align="start" style:justify-single-word="false"/>
      <style:text-properties officeooo:rsid="0017856e" officeooo:paragraph-rsid="0017856e"/>
    </style:style>
    <style:style style:name="P21" style:family="paragraph" style:parent-style-name="Standard">
      <style:paragraph-properties fo:text-align="start" style:justify-single-word="false"/>
      <style:text-properties officeooo:rsid="0017856e" officeooo:paragraph-rsid="00196a49"/>
    </style:style>
    <style:style style:name="P22" style:family="paragraph" style:parent-style-name="Standard">
      <style:paragraph-properties fo:text-align="start" style:justify-single-word="false"/>
      <style:text-properties officeooo:rsid="001afb19" officeooo:paragraph-rsid="001afb19"/>
    </style:style>
    <style:style style:name="P23" style:family="paragraph" style:parent-style-name="Standard">
      <style:paragraph-properties fo:text-align="start" style:justify-single-word="false"/>
      <style:text-properties officeooo:rsid="001afb19" officeooo:paragraph-rsid="00322055"/>
    </style:style>
    <style:style style:name="P24" style:family="paragraph" style:parent-style-name="Standard">
      <style:paragraph-properties fo:text-align="start" style:justify-single-word="false"/>
      <style:text-properties officeooo:rsid="001cb15d" officeooo:paragraph-rsid="001cb15d"/>
    </style:style>
    <style:style style:name="P25" style:family="paragraph" style:parent-style-name="Standard">
      <style:paragraph-properties fo:text-align="start" style:justify-single-word="false"/>
      <style:text-properties officeooo:rsid="001e0e65" officeooo:paragraph-rsid="001e0e65"/>
    </style:style>
    <style:style style:name="P26" style:family="paragraph" style:parent-style-name="Standard">
      <style:paragraph-properties fo:text-align="start" style:justify-single-word="false"/>
      <style:text-properties officeooo:rsid="001ebbdc" officeooo:paragraph-rsid="001ebbdc"/>
    </style:style>
    <style:style style:name="P27" style:family="paragraph" style:parent-style-name="Standard">
      <style:paragraph-properties fo:text-align="start" style:justify-single-word="false"/>
      <style:text-properties officeooo:rsid="00209fc2" officeooo:paragraph-rsid="00209fc2"/>
    </style:style>
    <style:style style:name="P28" style:family="paragraph" style:parent-style-name="Standard">
      <style:paragraph-properties fo:text-align="start" style:justify-single-word="false"/>
      <style:text-properties officeooo:rsid="00209fc2" officeooo:paragraph-rsid="0027fbb1"/>
    </style:style>
    <style:style style:name="P29" style:family="paragraph" style:parent-style-name="Standard">
      <style:paragraph-properties fo:text-align="start" style:justify-single-word="false"/>
      <style:text-properties officeooo:rsid="002458e7" officeooo:paragraph-rsid="002458e7"/>
    </style:style>
    <style:style style:name="P30" style:family="paragraph" style:parent-style-name="Standard">
      <style:paragraph-properties fo:text-align="start" style:justify-single-word="false"/>
      <style:text-properties officeooo:rsid="0027fbb1" officeooo:paragraph-rsid="0027fbb1"/>
    </style:style>
    <style:style style:name="P31" style:family="paragraph" style:parent-style-name="Standard">
      <style:paragraph-properties fo:text-align="start" style:justify-single-word="false"/>
      <style:text-properties officeooo:rsid="002956bc" officeooo:paragraph-rsid="002956bc"/>
    </style:style>
    <style:style style:name="P32" style:family="paragraph" style:parent-style-name="Standard">
      <style:paragraph-properties fo:text-align="start" style:justify-single-word="false"/>
      <style:text-properties officeooo:rsid="002aadf8" officeooo:paragraph-rsid="002aadf8"/>
    </style:style>
    <style:style style:name="P33" style:family="paragraph" style:parent-style-name="Standard">
      <style:paragraph-properties fo:text-align="start" style:justify-single-word="false"/>
      <style:text-properties officeooo:rsid="002c480c" officeooo:paragraph-rsid="002c480c"/>
    </style:style>
    <style:style style:name="P34" style:family="paragraph" style:parent-style-name="Standard">
      <style:paragraph-properties fo:text-align="start" style:justify-single-word="false"/>
      <style:text-properties officeooo:rsid="002c8988" officeooo:paragraph-rsid="002c8988"/>
    </style:style>
    <style:style style:name="P35" style:family="paragraph" style:parent-style-name="Standard">
      <style:paragraph-properties fo:text-align="start" style:justify-single-word="false"/>
      <style:text-properties officeooo:rsid="002ca258" officeooo:paragraph-rsid="002ca258"/>
    </style:style>
    <style:style style:name="P36" style:family="paragraph" style:parent-style-name="Footer">
      <style:paragraph-properties fo:text-align="end" style:justify-single-word="false"/>
    </style:style>
    <style:style style:name="P37" style:family="paragraph" style:parent-style-name="Header">
      <style:text-properties officeooo:rsid="00109e19" officeooo:paragraph-rsid="00109e19"/>
    </style:style>
    <style:style style:name="P38" style:family="paragraph" style:parent-style-name="Header">
      <style:paragraph-properties fo:text-align="end" style:justify-single-word="false"/>
      <style:text-properties officeooo:rsid="002e7bc0" officeooo:paragraph-rsid="002e7bc0"/>
    </style:style>
    <style:style style:name="P39" style:family="paragraph" style:parent-style-name="Header">
      <style:paragraph-properties fo:text-align="center" style:justify-single-word="false"/>
      <style:text-properties fo:font-size="10pt" fo:font-style="italic" officeooo:rsid="002e7bc0" officeooo:paragraph-rsid="002e7bc0" style:font-size-asian="10pt" style:font-style-asian="italic" style:font-size-complex="10pt" style:font-style-complex="italic"/>
    </style:style>
    <style:style style:name="T1" style:family="text">
      <style:text-properties officeooo:rsid="0012187c"/>
    </style:style>
    <style:style style:name="T2" style:family="text">
      <style:text-properties officeooo:rsid="0013c6b1"/>
    </style:style>
    <style:style style:name="T3" style:family="text">
      <style:text-properties officeooo:rsid="001447e1"/>
    </style:style>
    <style:style style:name="T4" style:family="text">
      <style:text-properties officeooo:rsid="0015f749"/>
    </style:style>
    <style:style style:name="T5" style:family="text">
      <style:text-properties officeooo:rsid="0017856e"/>
    </style:style>
    <style:style style:name="T6" style:family="text">
      <style:text-properties officeooo:rsid="00183810"/>
    </style:style>
    <style:style style:name="T7" style:family="text">
      <style:text-properties officeooo:rsid="00186430"/>
    </style:style>
    <style:style style:name="T8" style:family="text">
      <style:text-properties officeooo:rsid="00196a49"/>
    </style:style>
    <style:style style:name="T9" style:family="text">
      <style:text-properties officeooo:rsid="001afb19"/>
    </style:style>
    <style:style style:name="T10" style:family="text">
      <style:text-properties officeooo:rsid="001cb15d"/>
    </style:style>
    <style:style style:name="T11" style:family="text">
      <style:text-properties officeooo:rsid="001dad50"/>
    </style:style>
    <style:style style:name="T12" style:family="text">
      <style:text-properties officeooo:rsid="001e0e65"/>
    </style:style>
    <style:style style:name="T13" style:family="text">
      <style:text-properties officeooo:rsid="001ebbdc"/>
    </style:style>
    <style:style style:name="T14" style:family="text">
      <style:text-properties officeooo:rsid="00209fc2"/>
    </style:style>
    <style:style style:name="T15" style:family="text">
      <style:text-properties officeooo:rsid="0022ac8a"/>
    </style:style>
    <style:style style:name="T16" style:family="text">
      <style:text-properties officeooo:rsid="002458e7"/>
    </style:style>
    <style:style style:name="T17" style:family="text">
      <style:text-properties officeooo:rsid="002956bc"/>
    </style:style>
    <style:style style:name="T18" style:family="text">
      <style:text-properties officeooo:rsid="002aadf8"/>
    </style:style>
    <style:style style:name="T19" style:family="text">
      <style:text-properties officeooo:rsid="002c480c"/>
    </style:style>
    <style:style style:name="T20" style:family="text">
      <style:text-properties officeooo:rsid="002ca258"/>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u projet d’index</text:p>
      <text:p text:style-name="P1"/>
      <text:h text:style-name="Heading_20_1" text:outline-level="1">Introduction :</text:h>
      <text:p text:style-name="P2"/>
      <text:p text:style-name="P2"><text:tab/>Ce projet de C est un indexeur. Il sera utile afin de rassembler l’ensemble des mots d’un fichier dans un index. On peut par la suite l’utiliser pour rechercher un mot afin de vérifier son appartenance au texte, voir les phrases où il se trouve dans le texte etc. </text:p>
      <text:p text:style-name="P2"/>
      <text:h text:style-name="Heading_20_1" text:outline-level="1">Partie utilisateur : </text:h>
      <text:p text:style-name="P3"/>
      <text:p text:style-name="P4"><text:span text:style-name="T3"><text:tab/>Vérifiez que vous êtes bien sur le bon répertoire. Renseignez vous sur l’outil cd au besoin.</text:span></text:p>
      <text:p text:style-name="P4"/>
      <text:p text:style-name="P4"><text:tab/>Il faut tout d’abord compiler le projet afin de vérifier son bon fonctionnement et créer un exécutable du programme. <text:span text:style-name="T3">Saisissez dans le terminal</text:span>: gcc -Wall -<text:span text:style-name="T1">W</text:span>fatal-errors -<text:span text:style-name="T2">g -o Index Index.c </text:span></text:p>
      <text:p text:style-name="P18">Le gcc permet de compiler le fichier .c (Ici Index), sous le nom mis en paramètre après -o. Wall et Wfatal-errors vont respectivement signaler les warnings éventuels et stopper la compilation à la moindre erreur. -<text:span text:style-name="T3">g est un petit ajout utile ici car malheureusement, nous n’avons su résoudre une erreur de segmentation du programme.</text:span></text:p>
      <text:p text:style-name="P18"/>
      <text:p text:style-name="P19"><text:tab/>Une fois le fichier compil<text:span text:style-name="T4">é</text:span>, on peut saisir dans le terminal : ./Index</text:p>
      <text:p text:style-name="P19">Votre fichier se lancera <text:span text:style-name="T5">et affichera un menu de l’ensemble des possibilités que vous offre le programme. Lisez-le bien attentivement. </text:span></text:p>
      <text:p text:style-name="P19"/>
      <text:p text:style-name="P20"><text:tab/>Relancez à nouveau le programme en respectant cette fois ci la rédaction demandée : </text:p>
      <text:p text:style-name="P20"><text:tab/>./Index -question [mot] Fichier</text:p>
      <text:p text:style-name="P20">-question sera l’argument où vous rentrerez votre demande, elle devra généralement être accompagnée d’un mot choisi par vos soins (sans les « [] »<text:span text:style-name="T6">)</text:span>. Fichier représente le chemin du fichier que vous voulez indexer à partir du répertoire courant.</text:p>
      <text:p text:style-name="P20"/>
      <text:p text:style-name="P20"><text:tab/>Voici une liste des questions :</text:p>
      <text:p text:style-name="P20">-a [mot] : <text:span text:style-name="T7">vérifie l’appartenance du mot dans le fichier.</text:span></text:p>
      <text:p text:style-name="P20">-<text:span text:style-name="T7">p [mot] : Affiche la liste des positions du début de chaque phrases où se trouve le mot. La position 0 est le début du fichier.</text:span></text:p>
      <text:p text:style-name="P20">-<text:span text:style-name="T8">P[mot] : Affiche l’ensemble des phrases où se situent le mot recherché.</text:span></text:p>
      <text:p text:style-name="P20">-<text:span text:style-name="T8">l : Affiche la liste dans l’ordre alphabétique de tout les mots du fichier. (fonction inachevée)</text:span></text:p>
      <text:p text:style-name="P21">-<text:span text:style-name="T8">d[mot] : Affiche l’ensemble des mots de la liste fait au préalable avec la question -l, dont les mots commencent par un préfixe [mot]. (fonction inachevée)</text:span></text:p>
      <text:p text:style-name="P21">-<text:span text:style-name="T8">D : Sauvegarde la liste des mots de l’index ainsi que leurs positions dans un fichier avec pour suffixe  « .DICO ». (fonction inachevée)</text:span></text:p>
      <text:p text:style-name="P21"><text:soft-page-break/></text:p>
      <text:h text:style-name="Heading_20_1" text:outline-level="1">Partie développeur :</text:h>
      <text:p text:style-name="P22"/>
      <text:p text:style-name="P22"><text:tab/>nota bene : Les fonctions concernant la liste triée n’ont pas pu être faites par manque de temps. Une erreur de segmentation vient pourrir le programme. Nous pensons que les listes de la table de hachage ne sont pas correctement initialisées, mais nous ne trouvons pas précisément la faute, désolé pour ce désagrément. <text:span text:style-name="T11">Nous pensons cependant qu’il suffit de vérifier assez souvent qu’elles ne pointent pas vers NULL mais nous avons manqué de temps pour le vérifier.</text:span></text:p>
      <text:p text:style-name="P22"/>
      <text:p text:style-name="P23"><text:tab/>Afin de créer l’index, nous avons donc tout d’abord récupéré les structures données dans le sujet : </text:p>
      <text:list xml:id="list1915086360" text:style-name="L1">
        <text:list-item>
          <text:p text:style-name="P5"><text:span text:style-name="T9">Une liste chaînée d’entiers Listepos* (Cellulepos), regroupant la liste des positions d’un mot (ces positions sont le nombre de caractères séparant le début de la phrase contenant le mot du début du fichier).</text:span></text:p>
        </text:list-item>
      </text:list>
      <text:p text:style-name="P22"/>
      <text:list xml:id="list235460330654075" text:continue-numbering="true" text:style-name="L1">
        <text:list-item>
          <text:p text:style-name="P6"><text:span text:style-name="T9"><text:tab/>Une cellule Celmot contenant une chaîne de caractères qui sera un mot du fichier, ainsi qu’une liste de positions Listepos (les positions du mot de Celmot).</text:span></text:p>
        </text:list-item>
      </text:list>
      <text:p text:style-name="P22"/>
      <text:list xml:id="list235461090794175" text:continue-numbering="true" text:style-name="L1">
        <text:list-item>
          <text:p text:style-name="P6"><text:span text:style-name="T9"><text:tab/>Enfin, Une liste Liste* (Cellule), qui est une liste chaînée de Celmot. </text:span></text:p>
        </text:list-item>
      </text:list>
      <text:p text:style-name="P22"/>
      <text:list xml:id="list235459727807465" text:continue-numbering="true" text:style-name="L1">
        <text:list-item>
          <text:p text:style-name="P7"><text:span text:style-name="T10">L’objectif fût alors de stocker les mots dans des cellules Celmot avec la liste de leurs positions dans la même cellule, et de les assembler dans une liste.</text:span></text:p>
        </text:list-item>
      </text:list>
      <text:p text:style-name="P24"/>
      <text:list xml:id="list235460843634645" text:continue-numbering="true" text:style-name="L1">
        <text:list-item>
          <text:p text:style-name="P7"><text:span text:style-name="T10">Chacune de ces structures possède une fonction d’allocation et une fonction permettant d’insérer un en-tête à la liste (sauf Celmot). alloueCellule et alloueCelpos vont donc allouer dynamiquement de la mémoire à une cellule avant de lui conférer une valeur (entière pour Celpos et de type Celmot pour Cellule). D’ailleurs , alloueCelmot sert surtout à remplir les valeurs de la cellule avant de remplir Cellule.</text:span></text:p>
        </text:list-item>
      </text:list>
      <text:p text:style-name="P24"/>
      <text:list xml:id="list235460084128578" text:continue-numbering="true" text:style-name="L1">
        <text:list-item>
          <text:p text:style-name="P8"><text:span text:style-name="T12">Les fonctions insererEnTete et insererEnTetePos vont de la même manière allouer à une cellule locale la valeur demandée avec les fonctions précédentes. Seulement, alors que celles-ci pointent nulle part, ici, nous allons pointer vers la tête de la liste. Et la liste va prendre la valeur de l’en-tête plus la liste. Ces fonctions seront généralement utilisées au bout des listes utilisées car nous voudront remplir les listes par la droite.</text:span></text:p>
        </text:list-item>
      </text:list>
      <text:p text:style-name="P25"/>
      <text:list xml:id="list235461104718852" text:continue-numbering="true" text:style-name="L1">
        <text:list-item>
          <text:p text:style-name="P9"><text:span text:style-name="T13">Enfin, comme tout objet à qui on alloue de la mémoire, il faut rendre au système ce qui appartient au système. Les fonctions libererListe et libererListepos (identiques au type du paramètre prêt), vont donc libérer l’espace alloué dans chaque cellule d’une liste.</text:span></text:p>
        </text:list-item>
      </text:list>
      <text:p text:style-name="P26"/>
      <text:list xml:id="list235460199686111" text:continue-numbering="true" text:style-name="L1">
        <text:list-item>
          <text:p text:style-name="P10"><text:span text:style-name="T14">Nous avons également des fonctions d’affichage de liste généralement utilisées en cas de pépin pour voir les valeurs de la liste. Respectivement appelées afficheListe et </text:span><text:soft-page-break/><text:span text:style-name="T14">afficheListePos en fonction du type de la liste, la deuxième fonction sera réellement utile à l’utilisateur plus tard.</text:span></text:p>
        </text:list-item>
      </text:list>
      <text:p text:style-name="P24"/>
      <text:p text:style-name="P24"><text:tab/>Seulement, un fichier pouvant être très grand, une seule liste prendrait beaucoup de place et sa construction beaucoup de temps. Nous allons donc utiliser un <text:span text:style-name="T14">tableau de listes appelé table de hachage. L’objectif est de rentrer les mots du fichier dans plusieurs listes pour qu’elles soient plus courtes. L’espace alloué sera le même bien que partitionné. Cependant, notre stratégie est d’allouer à chaque mot une place dans la liste. Au lieu de parcourir les listes pour manipuler les mots (rechercher etc), une fonction de hachage nous donnera directement la liste recherchée. Qu’est ce qu’une fonction de hachage ? Notre fonction hachage prendra en paramètre une chaîne de caractère (un mot), et renvoyer un très long entier (en manipulant les 4 premiers bits de la chaîne, vous le savez, c’est votre fonction.). Cet entier sera ensuite avec une fonction indiceHachage soumis à un%N, N étant une variable globale représentant la taille du tableau de hachage. Cette fonction n’est pas aléatoire et renverra toujours le même entier pour un mot donné. Après le %N, nous aurons ainsi un nombre qui servira d’indice : la valeur à cet indice dans le tableau de hachage sera la liste où on ajoutera le mot. Ainsi le temps passé à parcourir une longue liste sera gagné grâce à la fonction de hachage. Comme nous avons un tableau de listes, une fonction libererTableau liberera l’ensemble des listes du tableau.</text:span></text:p>
      <text:p text:style-name="P24"/>
      <text:p text:style-name="P27">Cependant, <text:span text:style-name="T15">maintenant que nous avons bien défini nos structures et notre table ainsi que les fonctions permettant leur utilisation, rentrons dans le coeur du sujet. Notre programme va exploiter un fichier donné en argument. Ce fichier sera alors lu par nos propres soins. Voici les quelques fonctions que nous avons :</text:span></text:p>
      <text:p text:style-name="P27"/>
      <text:p text:style-name="P31">Les fonctions de parcours du fichier :</text:p>
      <text:list xml:id="list1531018286" text:style-name="L2">
        <text:list-item>
          <text:p text:style-name="P11"><text:span text:style-name="T16">lireMot : Cette fonction va partir d’une position donnée dans le fichier et stocker l’ensemble du texte lu dans une variable en parcourant le fichier caractère par caractère. Lorsque nous terminons le fichier, ou qu’un séparateur (« . », « ; », «  « , « ! », « ? », « \n », « \t »), la fonction renvoie la chaîne de caractère, supposée être un mot du fichier.</text:span></text:p>
        </text:list-item>
      </text:list>
      <text:p text:style-name="P29"/>
      <text:list xml:id="list235459454726749" text:continue-numbering="true" text:style-name="L2">
        <text:list-item>
          <text:p text:style-name="P11"><text:span text:style-name="T17">lirePhrase : Même principe que la fonction précédente, on va simplement s’arrêter aux séparateurs suivants : « . », « ! », « ? », afin de renvoyer une phrase du fichier et non un mot.</text:span></text:p>
        </text:list-item>
      </text:list>
      <text:p text:style-name="P29"/>
      <text:list xml:id="list235459414876134" text:continue-numbering="true" text:style-name="L2">
        <text:list-item>
          <text:p text:style-name="P12"><text:span text:style-name="T17">positionApresMot et positionApresPhrase : On utilise la même manière de parcourir le fichier, sauf qu’au lieu de stocker la chaîne, on incrémente simplement le nombre de caractères parcourus. On renvoie alors la position après la phrase ou le mot. Ces fonctions serviront à créer des checkpoint de positions de phrase (qui seront stockées dans des Listepos), et de positions de mot (qui serviront à incrémenter la position qui va parcourir le fichier).</text:span></text:p>
        </text:list-item>
      </text:list>
      <text:p text:style-name="P30"/>
      <text:list xml:id="list235460469093107" text:continue-numbering="true" text:style-name="L2">
        <text:list-item>
          <text:p text:style-name="P13"><text:span text:style-name="T17">NombreCaractèresFichiers : Renvoie simplement la position maximale, le nombre total de caractères du fichiers, en en parcourant la totalité.</text:span></text:p>
        </text:list-item>
      </text:list>
      <text:p text:style-name="P31"/>
      <text:p text:style-name="P31">L<text:span text:style-name="T18">es fonctions de recherche d’éléments dans une liste :</text:span></text:p>
      <text:p text:style-name="P31"/>
      <text:list xml:id="list2111129414" text:style-name="L3">
        <text:list-item>
          <text:p text:style-name="P14"><text:soft-page-break/><text:span text:style-name="T18">Recherche, RecherchePos : qui vont simplement regarder les positions ou les mots qu’on recherche dans une liste et renvoyer 1 ou 0 en fonction de si l’élément est présent ou non.</text:span></text:p>
        </text:list-item>
      </text:list>
      <text:p text:style-name="P32"/>
      <text:list xml:id="list235459659972730" text:continue-numbering="true" text:style-name="L3">
        <text:list-item>
          <text:p text:style-name="P15"><text:span text:style-name="T19">RechercheIndice : qui va faire la même chose que Recherche sauf qu’il va directement renvoyer l’indice de la cellule du mot recherché (le nombre de fois qu’il faudra changer de cellule dans une liste). Il renverra l’indice de la première cellule vide pour y accueillir le mot qu’on voudrait ajouter.</text:span></text:p>
        </text:list-item>
      </text:list>
      <text:p text:style-name="P33"/>
      <text:p text:style-name="P33">Les deux fonctions principales regroupant les fonctions précédentes :</text:p>
      <text:list xml:id="list3459357496" text:style-name="L4">
        <text:list-item>
          <text:p text:style-name="P16"><text:span text:style-name="T19">AjouterListe dont le but est d’ajouter une cellule de mot comportant le mot et sa position dans la liste. Si le mot est déjà présent, on y ajoute la position (sans doublons).</text:span></text:p>
        </text:list-item>
      </text:list>
      <text:p text:style-name="P33"><text:s/>On va utiliser la fonction de recherche d’indice dans une liste déjà définie pour se placer à la cellule du mot en question (ou une cellule vide sinon). <text:s/>On va alors vérifier si la position donnée en paramètre a déjà été ajoutée dans la cellule (auquel cas la fonction s’arrête). Sinon la position est ajoutée à une cellule de mot comportant également le mot. On vérifie alors si la cellule à l’indice recherchée est nulle, auquel cas on y ajoute le Celmot. Dans l’autre cas, simplement une position est ajoutée.</text:p>
      <text:p text:style-name="P33"/>
      <text:list xml:id="list1901140562" text:style-name="L5">
        <text:list-item>
          <text:p text:style-name="P17"><text:span text:style-name="T19">RemplirTableauHachage : Cette fonction va utiliser AjouterListe pour chaque mot rencontré dans le fichier, soit remplir toute la table de hachage. On part d’une position de 0 et on se limite à la position maximale grâce à notre fonction qui compte le nombre de caractères du fichier. On va alors <text:s/>partir de la position 0 et lire le premier mot pour l’ajouter à la liste à la suite de quoi on checke la position de la phrase suivante. Ensuite, on continue après avoir incrémenté en utilisant la fonction position_apres_mot. Une fois la phrase terminée, la position de la phrase que nous stockons pour chaque mot va prendre la valeur du checkpoint. Celui-ci sera alors recalculé et ainsi de suite jusqu’à la fin du fichier. En cas de souci d’allocation de mémoire, la fonction s’arrête immédiatement.</text:span></text:p>
        </text:list-item>
      </text:list>
      <text:p text:style-name="P33"/>
      <text:p text:style-name="P34">Nous-voici avec les moyens pour remplir une table. Maintenant, nous avons de quoi satisfaire l’utilsateur :</text:p>
      <text:p text:style-name="P34"/>
      <text:p text:style-name="P34">-a ? </text:p>
      <text:p text:style-name="P34">appartenanceMotFichier va hacher le mot et utiliser la fonction de recherche dans la liste correspondante. On renvoie simplement si oui ou non le mot appartient à la liste et donc au texte.</text:p>
      <text:p text:style-name="P34"/>
      <text:p text:style-name="P34">-p ?</text:p>
      <text:p text:style-name="P34">affchePosMot vérifie l’appartenance du mot au texte avec la fonction précédente (sinon renvoie un message), se place dans sa cellule et exécute la fonction d’affichage de la liste de positions (je vous avais dit qu’elle allait servir!)</text:p>
      <text:p text:style-name="P34"/>
      <text:p text:style-name="P34">-P ?</text:p>
      <text:p text:style-name="P34">affichagePhraseMotDonne dans la même démarche que la fonction précédente, sauf qu’elle va utiliser la fonction LirePhrase aux positions de la liste et afficher l’ensemble des phrases où le mot se trouve.</text:p>
      <text:p text:style-name="P34"/>
      <text:p text:style-name="P34"><text:soft-page-break/>-l ?</text:p>
      <text:p text:style-name="P34">Supposé trier les mots dans l’ordre alphabétique dans une unique liste.. fonction inachevée. Nous pensions simplement implémenter une liste, ajouter un mot en en-tête et le mettre à l’adresse suivante jusqu’à trouver sa place (sans oublier que la cellule précédente doit pointer vers sa cellule et lui sur la suivante).</text:p>
      <text:p text:style-name="P34"/>
      <text:p text:style-name="P34">-<text:span text:style-name="T20">d ?</text:span></text:p>
      <text:p text:style-name="P34"/>
      <text:p text:style-name="P35">Non faite, la stratégie aurait été de simplement vérifier les premier caractères grâce à strlen de chaque mot et créer un tableau des valeurs avec le préfixe donné avant de les afficher.</text:p>
      <text:p text:style-name="P35"/>
      <text:p text:style-name="P35">-D ? </text:p>
      <text:p text:style-name="P35">Non faite, on aurait pu créer un fichier mais sans la liste…</text:p>
      <text:p text:style-name="P35"/>
      <text:h text:style-name="Heading_20_1" text:outline-level="1">Conclusion :</text:h>
      <text:p text:style-name="P35"/>
      <text:p text:style-name="P35">Nous avons pu implémenter tout un programme qui malheureusement ne fonctionne pas mais qui à part pour les listes, est complet. Il nous aura mis encore plus à l’aise avec les pointeurs (des listes de tableaux de type char, soit char***…)… La principale difficulté fut évidemment l’initialisation des valeurs qui ont mangé tout notre temps.</text:p>
      <text:p text:style-name="P35"><text:s/>Nous vous remercions pour votre lecture assidue, </text:p>
      <text:p text:style-name="P35"><text:tab/>Adrien et Hocine</text:p>
      <text:p text:style-name="P34"/>
      <text:p text:style-name="P34"/>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9e19" officeooo:paragraph-rsid="00109e19"/>
    </style:style>
    <style:style style:name="MP2" style:family="paragraph" style:parent-style-name="Header">
      <style:paragraph-properties fo:text-align="end" style:justify-single-word="false"/>
      <style:text-properties officeooo:rsid="002e7bc0" officeooo:paragraph-rsid="002e7bc0"/>
    </style:style>
    <style:style style:name="MP3" style:family="paragraph" style:parent-style-name="Header">
      <style:paragraph-properties fo:text-align="center" style:justify-single-word="false"/>
      <style:text-properties fo:font-size="10pt" fo:font-style="italic" officeooo:rsid="002e7bc0" officeooo:paragraph-rsid="002e7bc0" style:font-size-asian="10pt" style:font-style-asian="italic" style:font-size-complex="10pt" style:font-style-complex="italic"/>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ROUMEGOUS Adrien</text:p>
        <text:p text:style-name="MP1">CHERFA Hocine</text:p>
        <text:p text:style-name="MP2">TP1</text:p>
        <text:p text:style-name="MP3">« Index »</text:p>
      </style:header>
      <style:footer>
        <text:p text:style-name="MP4"><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20:28:50.163000000</meta:creation-date>
    <meta:generator>LibreOffice/6.1.5.2$Windows_X86_64 LibreOffice_project/90f8dcf33c87b3705e78202e3df5142b201bd805</meta:generator>
    <dc:date>2020-01-06T23:54:58.869000000</dc:date>
    <meta:editing-duration>PT3H24M9S</meta:editing-duration>
    <meta:editing-cycles>34</meta:editing-cycles>
    <meta:document-statistic meta:table-count="0" meta:image-count="0" meta:object-count="0" meta:page-count="5" meta:paragraph-count="66" meta:word-count="1940" meta:character-count="11551" meta:non-whitespace-character-count="9664"/>
  </office:meta>
</office:document-meta>
</file>